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1" svg:font-family="'Liberation Sans1'"/>
    <style:font-face style:name="Liberation Serif" svg:font-family="'Liberation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1mm"/>
    </style:style>
    <style:style style:name="co2" style:family="table-column">
      <style:table-column-properties fo:break-before="auto" style:column-width="22.65mm"/>
    </style:style>
    <style:style style:name="co3" style:family="table-column">
      <style:table-column-properties fo:break-before="auto" style:column-width="28.58mm"/>
    </style:style>
    <style:style style:name="co4" style:family="table-column">
      <style:table-column-properties fo:break-before="auto" style:column-width="30.27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7.36mm"/>
    </style:style>
    <style:style style:name="co7" style:family="table-column">
      <style:table-column-properties fo:break-before="auto" style:column-width="32.51mm"/>
    </style:style>
    <style:style style:name="co8" style:family="table-column">
      <style:table-column-properties fo:break-before="auto" style:column-width="69.66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26.7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5.72mm" fo:break-before="auto" style:use-optimal-row-height="false"/>
    </style:style>
    <style:style style:name="ro6" style:family="table-row">
      <style:table-row-properties style:row-height="6.77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8.93mm" fo:break-before="auto" style:use-optimal-row-height="true"/>
    </style:style>
    <style:style style:name="ro9" style:family="table-row">
      <style:table-row-properties style:row-height="8.2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0.06pt solid #000000"/>
    </style:style>
    <style:style style:name="ce2" style:family="table-cell" style:parent-style-name="Default" style:data-style-name="N0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order="0.06pt solid #000000"/>
      <style:text-properties style:font-name="Arial1" style:font-name-asian="Arial1" style:font-name-complex="Arial1"/>
    </style:style>
    <style:style style:name="ce4" style:family="table-cell" style:parent-style-name="Default" style:data-style-name="N0">
      <style:table-cell-properties fo:wrap-option="wrap" fo:border="0.06pt solid #000000" style:vertical-align="automatic"/>
      <style:text-properties style:font-name="Arial1" style:font-name-asian="Arial1" style:font-name-complex="Arial1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  <style:text-properties style:font-name="Arial1" style:font-name-asian="Arial1" style:font-name-complex="Arial1"/>
    </style:style>
    <style:style style:name="ce6" style:family="table-cell" style:parent-style-name="Default" style:data-style-name="N0">
      <style:table-cell-properties fo:wrap-option="wrap" fo:border="0.06pt solid #000000" style:vertical-align="automatic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7" style:family="table-cell" style:parent-style-name="Default" style:data-style-name="N0">
      <style:table-cell-properties fo:wrap-option="wrap" fo:border="0.06pt solid #000000" style:vertical-align="automatic"/>
      <style:text-properties fo:color="#000000" style:font-name="Arial1" style:font-name-asian="Arial1" style:font-name-complex="Arial1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0">
      <style:table-cell-properties fo:border="0.06pt solid #000000"/>
    </style:style>
    <style:style style:name="ce10" style:family="table-cell" style:parent-style-name="Link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ce29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mm"/>
      <style:text-properties style:font-name="Arial1" style:font-name-asian="Arial1" style:font-name-complex="Arial1"/>
    </style:style>
    <style:style style:name="ce11" style:family="table-cell" style:parent-style-name="Default" style:data-style-name="N0">
      <style:table-cell-properties fo:wrap-option="wrap"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2" style:family="table-cell" style:parent-style-name="Default" style:data-style-name="N0">
      <style:table-cell-properties fo:wrap-option="wrap" fo:border="0.06pt solid #000000" style:vertical-align="automatic"/>
      <style:text-properties style:use-window-font-color="true" style:font-name="Arial" fo:font-size="11pt" fo:font-weight="normal" style:font-name-asian="Noto Sans CJK SC Regular" style:font-size-asian="11pt" style:font-weight-asian="normal" style:font-name-complex="FreeSans" style:font-size-complex="11pt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end" fo:margin-left="0mm"/>
      <style:text-properties style:font-name="Arial1" style:font-name-asian="Arial1" style:font-name-complex="Arial1"/>
    </style:style>
    <style:style style:name="ce13" style:family="table-cell" style:parent-style-name="Default" style:data-style-name="N10109">
      <style:table-cell-properties fo:border="0.06pt solid #000000"/>
      <style:text-properties style:font-name="Arial1" style:font-name-asian="Arial1" style:font-name-complex="Arial1"/>
    </style:style>
    <style:style style:name="ce14" style:family="table-cell" style:parent-style-name="Default" style:data-style-name="N10109">
      <style:table-cell-properties fo:border="0.06pt solid #000000"/>
    </style:style>
    <style:style style:name="ce15" style:family="table-cell" style:parent-style-name="Default" style:data-style-name="N10109"/>
    <style:style style:name="ce16" style:family="table-cell" style:parent-style-name="Default" style:data-style-name="N20107"/>
    <style:style style:name="ce17" style:family="table-cell" style:parent-style-name="Default" style:data-style-name="N0">
      <style:table-cell-properties fo:wrap-option="wrap" fo:border="0.06pt solid #00000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ce18" style:family="table-cell" style:parent-style-name="Default" style:data-style-name="N10107">
      <style:table-cell-properties fo:wrap-option="wrap" fo:border="0.06pt solid #000000" style:vertical-align="automatic"/>
      <style:text-properties style:font-name="Arial1" style:font-name-asian="Arial1" style:font-name-complex="Arial1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11" table:default-cell-style-name="ce8"/>
        <table:table-column table:style-name="co9" table:number-columns-repeated="1011" table:default-cell-style-name="ce8"/>
        <table:table-row table:style-name="ro1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Supplier</text:p>
          </table:table-cell>
          <table:table-cell table:style-name="ce19" office:value-type="string" calcext:value-type="string">
            <text:p>Order Code</text:p>
          </table:table-cell>
          <table:table-cell table:style-name="ce19" office:value-type="string" calcext:value-type="string">
            <text:p>Price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Minimum Order</text:p>
          </table:table-cell>
          <table:table-cell table:style-name="ce19" office:value-type="string" calcext:value-type="string">
            <text:p>Position</text:p>
          </table:table-cell>
          <table:table-cell table:style-name="ce19" office:value-type="string" calcext:value-type="string">
            <text:p>metrisch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>
            <text:p>IC's:</text:p>
          </table:table-cell>
          <table:table-cell table:style-name="ce1" table:number-columns-repeated="8"/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LPC1343FBD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762580" calcext:value-type="float">
            <text:p>1762580</text:p>
          </table:table-cell>
          <table:table-cell table:style-name="ce13" office:value-type="currency" office:currency="EUR" office:value="3.63" calcext:value-type="currency">
            <text:p>3,63 €</text:p>
          </table:table-cell>
          <table:table-cell table:style-name="ce13" table:formula="of:=[.E3]*[.B3]" office:value-type="currency" office:currency="EUR" office:value="3.63" calcext:value-type="currency">
            <text:p>3,63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6</text:p>
          </table:table-cell>
          <table:table-cell table:style-name="ce3"/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LM1117IMP-ADJ/NOP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469050" calcext:value-type="float">
            <text:p>1469050</text:p>
          </table:table-cell>
          <table:table-cell table:style-name="ce13" office:value-type="currency" office:currency="EUR" office:value="0.908" calcext:value-type="currency">
            <text:p>0,91 €</text:p>
          </table:table-cell>
          <table:table-cell table:style-name="ce13" table:formula="of:=[.E4]*[.B4]" office:value-type="currency" office:currency="EUR" office:value="0.908" calcext:value-type="currency">
            <text:p>0,91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/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INA180B1IDBVT(current monitor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761894" calcext:value-type="float">
            <text:p>2761894</text:p>
          </table:table-cell>
          <table:table-cell table:style-name="ce13" office:value-type="currency" office:currency="EUR" office:value="0.475" calcext:value-type="currency">
            <text:p>0,48 €</text:p>
          </table:table-cell>
          <table:table-cell table:style-name="ce13" table:formula="of:=[.E5]*[.B5]" office:value-type="currency" office:currency="EUR" office:value="1.425" calcext:value-type="currency">
            <text:p>1,43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,U3,U5</text:p>
          </table:table-cell>
          <table:table-cell table:style-name="ce3"/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FDD8778 (NPN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453401" calcext:value-type="float">
            <text:p>2453401</text:p>
          </table:table-cell>
          <table:table-cell table:style-name="ce13" office:value-type="currency" office:currency="EUR" office:value="0.542" calcext:value-type="currency">
            <text:p>0,54 €</text:p>
          </table:table-cell>
          <table:table-cell table:style-name="ce13" table:formula="of:=[.E6]*[.B6]" office:value-type="currency" office:currency="EUR" office:value="0.542" calcext:value-type="currency">
            <text:p>0,54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Q1</text:p>
          </table:table-cell>
          <table:table-cell table:style-name="ce3"/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LMV321ILT (OPV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3" office:value-type="float" office:value="1374133" calcext:value-type="float">
            <text:p>1374133</text:p>
          </table:table-cell>
          <table:table-cell table:style-name="ce13" office:value-type="currency" office:currency="EUR" office:value="0.32" calcext:value-type="currency">
            <text:p>0,32 €</text:p>
          </table:table-cell>
          <table:table-cell table:style-name="ce13" table:formula="of:=[.E7]*[.B7]" office:value-type="currency" office:currency="EUR" office:value="0.32" calcext:value-type="currency">
            <text:p>0,32 €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U4</text:p>
          </table:table-cell>
          <table:table-cell table:style-name="ce3"/>
          <table:table-cell/>
          <table:table-cell table:style-name="ce1" table:number-columns-repeated="2"/>
          <table:table-cell table:number-columns-repeated="1012"/>
        </table:table-row>
        <table:table-row table:style-name="ro3">
          <table:table-cell table:style-name="ce4" office:value-type="string" calcext:value-type="string">
            <text:p>FOXSDLF/120-20 (Crystal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3" office:value-type="float" office:value="2063977" calcext:value-type="float">
            <text:p>2063977</text:p>
          </table:table-cell>
          <table:table-cell table:style-name="ce13" office:value-type="currency" office:currency="EUR" office:value="0.317" calcext:value-type="currency">
            <text:p>0,32 €</text:p>
          </table:table-cell>
          <table:table-cell table:style-name="ce13" table:formula="of:=[.E8]*[.B8]" office:value-type="currency" office:currency="EUR" office:value="0.317" calcext:value-type="currency">
            <text:p>0,32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1</text:p>
          </table:table-cell>
          <table:table-cell table:style-name="ce3"/>
          <table:table-cell/>
          <table:table-cell table:style-name="ce1" table:number-columns-repeated="2"/>
          <table:table-cell table:number-columns-repeated="1012"/>
        </table:table-row>
        <table:table-row table:style-name="ro4">
          <table:table-cell table:style-name="ce4" office:value-type="string" calcext:value-type="string">
            <text:p>FOXSDLF/120-20 (Crystal REPLACEMENT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rs-online.com</text:p>
          </table:table-cell>
          <table:table-cell table:style-name="ce29" office:value-type="string" calcext:value-type="string">
            <text:p>547-6480</text:p>
          </table:table-cell>
          <table:table-cell table:style-name="ce13" office:value-type="currency" office:currency="EUR" office:value="0.32" calcext:value-type="currency">
            <text:p>0,32 €</text:p>
          </table:table-cell>
          <table:table-cell table:style-name="ce13" table:formula="of:=[.E9]*[.B9]" office:value-type="currency" office:currency="EUR" office:value="0.32" calcext:value-type="currency">
            <text:p>0,32 €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Y1 (REPLACEMENT)</text:p>
          </table:table-cell>
          <table:table-cell table:style-name="ce3"/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4"/>
          <table:table-cell table:style-name="ce3" table:number-columns-repeated="3"/>
          <table:table-cell table:style-name="ce13" table:number-columns-repeated="2"/>
          <table:table-cell table:style-name="ce3" table:number-columns-repeated="3"/>
          <table:table-cell/>
          <table:table-cell table:style-name="ce1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>
            <text:p>Resistors:</text:p>
          </table:table-cell>
          <table:table-cell table:style-name="ce1" table:number-columns-repeated="2"/>
          <table:table-cell table:style-name="ce11"/>
          <table:table-cell table:style-name="ce14"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MCWR08X5600FTL <text:s text:c="4"/>(560Ω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447686" calcext:value-type="float">
            <text:p>2447686</text:p>
          </table:table-cell>
          <table:table-cell table:style-name="ce13" office:value-type="currency" office:currency="EUR" office:value="0.0066" calcext:value-type="currency">
            <text:p>0,01 €</text:p>
          </table:table-cell>
          <table:table-cell table:style-name="ce13" table:formula="of:=[.E12]*[.B12]" office:value-type="currency" office:currency="EUR" office:value="0.0198" calcext:value-type="currency">
            <text:p>0,02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7,R15,R17</text:p>
          </table:table-cell>
          <table:table-cell table:style-name="ce3" office:value-type="float" office:value="2012" calcext:value-type="float">
            <text:p>2012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MCWR08X3900FTL <text:s text:c="4"/>(390Ω 1%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447645" calcext:value-type="float">
            <text:p>2447645</text:p>
          </table:table-cell>
          <table:table-cell table:style-name="ce13" office:value-type="currency" office:currency="EUR" office:value="0.0066" calcext:value-type="currency">
            <text:p>0,01 €</text:p>
          </table:table-cell>
          <table:table-cell table:style-name="ce13" table:formula="of:=[.E13]*[.B13]" office:value-type="currency" office:currency="EUR" office:value="0.0066" calcext:value-type="currency">
            <text:p>0,01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1</text:p>
          </table:table-cell>
          <table:table-cell table:style-name="ce3" office:value-type="float" office:value="2012" calcext:value-type="float">
            <text:p>2012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MCWR08X2400FTL <text:s text:c="4"/>(240Ω 1%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447611" calcext:value-type="float">
            <text:p>2447611</text:p>
          </table:table-cell>
          <table:table-cell table:style-name="ce13" office:value-type="currency" office:currency="EUR" office:value="0.007" calcext:value-type="currency">
            <text:p>0,01 €</text:p>
          </table:table-cell>
          <table:table-cell table:style-name="ce13" table:formula="of:=[.E14]*[.B14]" office:value-type="currency" office:currency="EUR" office:value="0.007" calcext:value-type="currency">
            <text:p>0,01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3</text:p>
          </table:table-cell>
          <table:table-cell table:style-name="ce3" office:value-type="float" office:value="2012" calcext:value-type="float">
            <text:p>2012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MCWR08X1002FTL <text:s text:c="4"/>(10kΩ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447553" calcext:value-type="float">
            <text:p>2447553</text:p>
          </table:table-cell>
          <table:table-cell table:style-name="ce13" office:value-type="currency" office:currency="EUR" office:value="0.0058" calcext:value-type="currency">
            <text:p>0,01 €</text:p>
          </table:table-cell>
          <table:table-cell table:style-name="ce13" table:formula="of:=[.E15]*[.B15]" office:value-type="currency" office:currency="EUR" office:value="0.0464" calcext:value-type="currency">
            <text:p>0,05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14,R20,R21,R22,R23,R24,R25,R30</text:p>
          </table:table-cell>
          <table:table-cell table:style-name="ce3" office:value-type="float" office:value="2012" calcext:value-type="float">
            <text:p>2012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MCWR08X1501FTL <text:s text:c="4"/>(1k5Ω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447592" calcext:value-type="float">
            <text:p>2447592</text:p>
          </table:table-cell>
          <table:table-cell table:style-name="ce13" office:value-type="currency" office:currency="EUR" office:value="0.0065" calcext:value-type="currency">
            <text:p>0,01 €</text:p>
          </table:table-cell>
          <table:table-cell table:style-name="ce13" table:formula="of:=[.E16]*[.B16]" office:value-type="currency" office:currency="EUR" office:value="0.0065" calcext:value-type="currency">
            <text:p>0,01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29</text:p>
          </table:table-cell>
          <table:table-cell table:style-name="ce3" office:value-type="float" office:value="2012" calcext:value-type="float">
            <text:p>2012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MC01W080551K <text:s text:c="9"/>(1kΩ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9333711" calcext:value-type="float">
            <text:p>9333711</text:p>
          </table:table-cell>
          <table:table-cell table:style-name="ce13" office:value-type="currency" office:currency="EUR" office:value="0.0117" calcext:value-type="currency">
            <text:p>0,01 €</text:p>
          </table:table-cell>
          <table:table-cell table:style-name="ce13" table:formula="of:=[.E17]*[.B17]" office:value-type="currency" office:currency="EUR" office:value="0.0117" calcext:value-type="currency">
            <text:p>0,01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28</text:p>
          </table:table-cell>
          <table:table-cell table:style-name="ce3" office:value-type="float" office:value="2012" calcext:value-type="float">
            <text:p>2012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3">
          <table:table-cell table:style-name="ce4" office:value-type="string" calcext:value-type="string">
            <text:p>ERJP06F33R0V <text:s text:c="10"/>(33Ω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750735" calcext:value-type="float">
            <text:p>1750735</text:p>
          </table:table-cell>
          <table:table-cell table:style-name="ce13" office:value-type="currency" office:currency="EUR" office:value="0.173" calcext:value-type="currency">
            <text:p>0,17 €</text:p>
          </table:table-cell>
          <table:table-cell table:style-name="ce13" table:formula="of:=[.E18]*[.B18]" office:value-type="currency" office:currency="EUR" office:value="0.346" calcext:value-type="currency">
            <text:p>0,35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26,R27</text:p>
          </table:table-cell>
          <table:table-cell table:style-name="ce3" office:value-type="float" office:value="2012" calcext:value-type="float">
            <text:p>2012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4">
          <table:table-cell table:style-name="ce4" office:value-type="string" calcext:value-type="string">
            <text:p>CRCW080533R0FKEAHP (33Ω REPLACEMENT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738939" calcext:value-type="float">
            <text:p>1738939</text:p>
          </table:table-cell>
          <table:table-cell table:style-name="ce13" office:value-type="currency" office:currency="EUR" office:value="0.196" calcext:value-type="currency">
            <text:p>0,20 €</text:p>
          </table:table-cell>
          <table:table-cell table:style-name="ce13" table:formula="of:=[.E19]*[.B19]" office:value-type="currency" office:currency="EUR" office:value="0.392" calcext:value-type="currency">
            <text:p>0,39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26,R27 (REPLACEMENT)</text:p>
          </table:table-cell>
          <table:table-cell table:style-name="ce3" office:value-type="float" office:value="2012" calcext:value-type="float">
            <text:p>2012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MCWR08X5102FTL <text:s text:c="4"/>(51kΩ 1%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447680" calcext:value-type="float">
            <text:p>2447680</text:p>
          </table:table-cell>
          <table:table-cell table:style-name="ce13" office:value-type="currency" office:currency="EUR" office:value="0.0074" calcext:value-type="currency">
            <text:p>0,01 €</text:p>
          </table:table-cell>
          <table:table-cell table:style-name="ce13" table:formula="of:=[.E20]*[.B20]" office:value-type="currency" office:currency="EUR" office:value="0.0074" calcext:value-type="currency">
            <text:p>0,01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12</text:p>
          </table:table-cell>
          <table:table-cell table:style-name="ce3" office:value-type="float" office:value="2012" calcext:value-type="float">
            <text:p>2012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MCMR08X1502FTL <text:s text:c="4"/>(15kΩ 1%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447575" calcext:value-type="float">
            <text:p>2447575</text:p>
          </table:table-cell>
          <table:table-cell table:style-name="ce13" office:value-type="currency" office:currency="EUR" office:value="0.0212" calcext:value-type="currency">
            <text:p>0,02 €</text:p>
          </table:table-cell>
          <table:table-cell table:style-name="ce13" table:formula="of:=[.E21]*[.B21]" office:value-type="currency" office:currency="EUR" office:value="0.0212" calcext:value-type="currency">
            <text:p>0,02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13</text:p>
          </table:table-cell>
          <table:table-cell table:style-name="ce3" office:value-type="float" office:value="2012" calcext:value-type="float">
            <text:p>2012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MCWR08X10R0FTL <text:s text:c="3"/>(10Ω 1%)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447556" calcext:value-type="float">
            <text:p>2447556</text:p>
          </table:table-cell>
          <table:table-cell table:style-name="ce13" office:value-type="currency" office:currency="EUR" office:value="0.0069" calcext:value-type="currency">
            <text:p>0,01 €</text:p>
          </table:table-cell>
          <table:table-cell table:style-name="ce13" table:formula="of:=[.E22]*[.B22]" office:value-type="currency" office:currency="EUR" office:value="0.0414" calcext:value-type="currency">
            <text:p>0,04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4,R6,R8,R11,R16,R19</text:p>
          </table:table-cell>
          <table:table-cell table:style-name="ce3" office:value-type="float" office:value="2012" calcext:value-type="float">
            <text:p>2012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5">
          <table:table-cell table:style-name="ce4" office:value-type="string" calcext:value-type="string">
            <text:p>CRL1206-FW-R240ELF <text:s/>(0.24Ω 1%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328129" calcext:value-type="float">
            <text:p>2328129</text:p>
          </table:table-cell>
          <table:table-cell table:style-name="ce13" office:value-type="currency" office:currency="EUR" office:value="0.163" calcext:value-type="currency">
            <text:p>0,16 €</text:p>
          </table:table-cell>
          <table:table-cell table:style-name="ce13" table:formula="of:=[.E23]*[.B23]" office:value-type="currency" office:currency="EUR" office:value="0.163" calcext:value-type="currency">
            <text:p>0,16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18</text:p>
          </table:table-cell>
          <table:table-cell table:style-name="ce3" office:value-type="float" office:value="3216" calcext:value-type="float">
            <text:p>3216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5">
          <table:table-cell table:style-name="ce4" office:value-type="string" calcext:value-type="string">
            <text:p>CRL1206-FW-R100ELF (0.1 Ω1%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008301" calcext:value-type="float">
            <text:p>2008301</text:p>
          </table:table-cell>
          <table:table-cell table:style-name="ce13" office:value-type="currency" office:currency="EUR" office:value="0.196" calcext:value-type="currency">
            <text:p>0,20 €</text:p>
          </table:table-cell>
          <table:table-cell table:style-name="ce13" table:formula="of:=[.E24]*[.B24]" office:value-type="currency" office:currency="EUR" office:value="0.196" calcext:value-type="currency">
            <text:p>0,20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5</text:p>
          </table:table-cell>
          <table:table-cell table:style-name="ce3" office:value-type="float" office:value="3216" calcext:value-type="float">
            <text:p>3216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5">
          <table:table-cell table:style-name="ce4" office:value-type="string" calcext:value-type="string">
            <text:p>RL1206FR-7W0R068L (0.068 Ω 1%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8067570" calcext:value-type="float">
            <text:p>8067570</text:p>
          </table:table-cell>
          <table:table-cell table:style-name="ce13" office:value-type="currency" office:currency="EUR" office:value="0.501" calcext:value-type="currency">
            <text:p>0,50 €</text:p>
          </table:table-cell>
          <table:table-cell table:style-name="ce13" table:formula="of:=[.E25]*[.B25]" office:value-type="currency" office:currency="EUR" office:value="0.501" calcext:value-type="currency">
            <text:p>0,50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9</text:p>
          </table:table-cell>
          <table:table-cell table:style-name="ce3" office:value-type="float" office:value="3216" calcext:value-type="float">
            <text:p>3216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MC0805S8F0000T5E <text:s/>(0Ω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309112" calcext:value-type="float">
            <text:p>2309112</text:p>
          </table:table-cell>
          <table:table-cell table:style-name="ce13" office:value-type="currency" office:currency="EUR" office:value="0.0124" calcext:value-type="currency">
            <text:p>0,01 €</text:p>
          </table:table-cell>
          <table:table-cell table:style-name="ce13" table:formula="of:=[.E26]*[.B26]" office:value-type="currency" office:currency="EUR" office:value="0.0124" calcext:value-type="currency">
            <text:p>0,01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10</text:p>
          </table:table-cell>
          <table:table-cell table:style-name="ce3" office:value-type="float" office:value="2012" calcext:value-type="float">
            <text:p>2012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5" office:value-type="string" calcext:value-type="string">
            <text:p>MCMR06X4701FTL (4k7Ω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12" office:value-type="float" office:value="2073509" calcext:value-type="float">
            <text:p>2073509</text:p>
          </table:table-cell>
          <table:table-cell table:number-columns-repeated="2" table:style-name="ce13" office:value-type="currency" office:currency="EUR" office:value="0.009" calcext:value-type="currency">
            <text:p>0,01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2</text:p>
          </table:table-cell>
          <table:table-cell table:style-name="ce3" office:value-type="float" office:value="1608" calcext:value-type="float">
            <text:p>1608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2">
          <table:table-cell table:style-name="ce6" office:value-type="string" calcext:value-type="string">
            <text:p>Inductors:</text:p>
          </table:table-cell>
          <table:table-cell table:style-name="ce1" table:number-columns-repeated="2"/>
          <table:table-cell table:style-name="ce11"/>
          <table:table-cell table:style-name="ce14"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<text:s/>MSS1278-184KLD <text:s/>(180µH Irms 1.5A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288482" calcext:value-type="float">
            <text:p>2288482</text:p>
          </table:table-cell>
          <table:table-cell table:style-name="ce13" office:value-type="currency" office:currency="EUR" office:value="1.16" calcext:value-type="currency">
            <text:p>1,16 €</text:p>
          </table:table-cell>
          <table:table-cell table:style-name="ce13" table:formula="of:=[.E29]*[.B29]" office:value-type="currency" office:currency="EUR" office:value="2.32" calcext:value-type="currency">
            <text:p>2,32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,L2</text:p>
          </table:table-cell>
          <table:table-cell table:style-name="ce3"/>
          <table:table-cell/>
          <table:table-cell table:style-name="ce1" table:number-columns-repeated="2"/>
          <table:table-cell table:number-columns-repeated="1012"/>
        </table:table-row>
        <table:table-row table:style-name="ro6">
          <table:table-cell table:style-name="ce2" office:value-type="string" calcext:value-type="string">
            <text:p>Capacitors:</text:p>
          </table:table-cell>
          <table:table-cell table:style-name="ce1" table:number-columns-repeated="3"/>
          <table:table-cell table:style-name="ce14"/>
          <table:table-cell table:style-name="ce17"/>
          <table:table-cell table:style-name="ce1" table:number-columns-repeated="3"/>
          <table:table-cell/>
          <table:table-cell table:style-name="ce1" table:number-columns-repeated="2"/>
          <table:table-cell table:number-columns-repeated="1012"/>
        </table:table-row>
        <table:table-row table:style-name="ro7">
          <table:table-cell table:style-name="ce4" office:value-type="string" calcext:value-type="string">
            <text:p>0603B104K250CT <text:s text:c="6"/>(0.1µF 25V)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496833" calcext:value-type="float">
            <text:p>2496833</text:p>
          </table:table-cell>
          <table:table-cell table:style-name="ce13" office:value-type="currency" office:currency="EUR" office:value="0.0132" calcext:value-type="currency">
            <text:p>0,01 €</text:p>
          </table:table-cell>
          <table:table-cell table:style-name="ce18" table:formula="of:=[.B31]*[.E31]" office:value-type="currency" office:currency="EUR" office:value="0.1188" calcext:value-type="currency">
            <text:p>0,12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5,C8,C11,C14,C15,C19,C21,C22,C23</text:p>
          </table:table-cell>
          <table:table-cell table:style-name="ce3" office:value-type="float" office:value="1608" calcext:value-type="float">
            <text:p>1608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8">
          <table:table-cell table:style-name="ce4" office:value-type="string" calcext:value-type="string">
            <text:p>06033D104KAT2A <text:s text:c="6"/>(0.1µF 25V REPLACEMENT)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332591" calcext:value-type="float">
            <text:p>2332591</text:p>
          </table:table-cell>
          <table:table-cell table:style-name="ce13" office:value-type="currency" office:currency="EUR" office:value="0.06" calcext:value-type="currency">
            <text:p>0,06 €</text:p>
          </table:table-cell>
          <table:table-cell table:style-name="ce18" table:formula="of:=[.B32]*[.E32]" office:value-type="currency" office:currency="EUR" office:value="0.54" calcext:value-type="currency">
            <text:p>0,54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5,C8,C11,C14,C15,C19,C21,C22,C23 (REPLACEMENT)</text:p>
          </table:table-cell>
          <table:table-cell table:style-name="ce3" office:value-type="float" office:value="1608" calcext:value-type="float">
            <text:p>1608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8">
          <table:table-cell table:style-name="ce4" office:value-type="string" calcext:value-type="string">
            <text:p>GCM188L81H104KA57D (0.1µF 50 V REPLACEMENT)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781423" calcext:value-type="float">
            <text:p>2781423</text:p>
          </table:table-cell>
          <table:table-cell table:style-name="ce13" office:value-type="currency" office:currency="EUR" office:value="0.0553" calcext:value-type="currency">
            <text:p>0,06 €</text:p>
          </table:table-cell>
          <table:table-cell table:style-name="ce18" table:formula="of:=[.B33]*[.E33]" office:value-type="currency" office:currency="EUR" office:value="0.4977" calcext:value-type="currency">
            <text:p>0,50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5,C8,C11,C14,C15,C19,C21,C22,C23 (REPLACEMENT)</text:p>
          </table:table-cell>
          <table:table-cell table:style-name="ce3" office:value-type="float" office:value="1608" calcext:value-type="float">
            <text:p>1608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7">
          <table:table-cell table:style-name="ce4" office:value-type="string" calcext:value-type="string">
            <text:p>0603B223K500CT <text:s text:c="5"/>(0.022µF <text:s/>50V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496847" calcext:value-type="float">
            <text:p>2496847</text:p>
          </table:table-cell>
          <table:table-cell table:style-name="ce13" office:value-type="currency" office:currency="EUR" office:value="0.012" calcext:value-type="currency">
            <text:p>0,01 €</text:p>
          </table:table-cell>
          <table:table-cell table:style-name="ce18" table:formula="of:=[.B34]*[.E34]" office:value-type="currency" office:currency="EUR" office:value="0.048" calcext:value-type="currency">
            <text:p>0,05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12,C13,C17,C20</text:p>
          </table:table-cell>
          <table:table-cell table:style-name="ce3" office:value-type="float" office:value="1608" calcext:value-type="float">
            <text:p>1608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7">
          <table:table-cell table:style-name="ce7" office:value-type="string" calcext:value-type="string">
            <text:p>MC0603N101J500CT (100pF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office:value-type="float" office:value="1759066" calcext:value-type="float">
            <text:p>1759066</text:p>
          </table:table-cell>
          <table:table-cell table:style-name="ce13" office:value-type="currency" office:currency="EUR" office:value="0.0067" calcext:value-type="currency">
            <text:p>0,01 €</text:p>
          </table:table-cell>
          <table:table-cell table:style-name="ce18" table:formula="of:=[.B35]*[.E35]" office:value-type="currency" office:currency="EUR" office:value="0.0067" calcext:value-type="currency">
            <text:p>0,01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7</text:p>
          </table:table-cell>
          <table:table-cell table:style-name="ce3" office:value-type="float" office:value="1608" calcext:value-type="float">
            <text:p>1608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12063D106KAT2A <text:s text:c="6"/>(10µF 25V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833825" calcext:value-type="float">
            <text:p>1833825</text:p>
          </table:table-cell>
          <table:table-cell table:style-name="ce13" office:value-type="currency" office:currency="EUR" office:value="0.232" calcext:value-type="currency">
            <text:p>0,23 €</text:p>
          </table:table-cell>
          <table:table-cell table:style-name="ce13" table:formula="of:=[.E36]*[.B36]" office:value-type="currency" office:currency="EUR" office:value="0.696" calcext:value-type="currency">
            <text:p>0,70 €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1,C2,C10</text:p>
          </table:table-cell>
          <table:table-cell table:style-name="ce3" office:value-type="float" office:value="3216" calcext:value-type="float">
            <text:p>3216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0603N270J500CT <text:s text:c="6"/>(27pF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496897" calcext:value-type="float">
            <text:p>2496897</text:p>
          </table:table-cell>
          <table:table-cell table:style-name="ce13" office:value-type="currency" office:currency="EUR" office:value="0.0149" calcext:value-type="currency">
            <text:p>0,01 €</text:p>
          </table:table-cell>
          <table:table-cell table:style-name="ce13" table:formula="of:=[.E37]*[.B37]" office:value-type="currency" office:currency="EUR" office:value="0.0298" calcext:value-type="currency">
            <text:p>0,03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3,C4</text:p>
          </table:table-cell>
          <table:table-cell table:style-name="ce3" office:value-type="float" office:value="1608" calcext:value-type="float">
            <text:p>1608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MC0603N180J500CT <text:s/>(18pF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759056" calcext:value-type="float">
            <text:p>1759056</text:p>
          </table:table-cell>
          <table:table-cell table:style-name="ce13" office:value-type="currency" office:currency="EUR" office:value="0.0078" calcext:value-type="currency">
            <text:p>0,01 €</text:p>
          </table:table-cell>
          <table:table-cell table:style-name="ce13" table:formula="of:=[.E38]*[.B38]" office:value-type="currency" office:currency="EUR" office:value="0.0156" calcext:value-type="currency">
            <text:p>0,02 €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24,C25</text:p>
          </table:table-cell>
          <table:table-cell table:style-name="ce3" office:value-type="float" office:value="1608" calcext:value-type="float">
            <text:p>1608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9">
          <table:table-cell table:style-name="ce4" office:value-type="string" calcext:value-type="string">
            <text:p>GRM31CR61E226KE15L <text:s/>(22µF 25V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797010" calcext:value-type="float">
            <text:p>1797010</text:p>
          </table:table-cell>
          <table:table-cell table:style-name="ce13" office:value-type="currency" office:currency="EUR" office:value="0.489" calcext:value-type="currency">
            <text:p>0,49 €</text:p>
          </table:table-cell>
          <table:table-cell table:style-name="ce13" table:formula="of:=[.E39]*[.B39]" office:value-type="currency" office:currency="EUR" office:value="0.489" calcext:value-type="currency">
            <text:p>0,49 €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18</text:p>
          </table:table-cell>
          <table:table-cell table:style-name="ce3" office:value-type="float" office:value="3216" calcext:value-type="float">
            <text:p>3216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9">
          <table:table-cell table:style-name="ce4" office:value-type="string" calcext:value-type="string">
            <text:p>MC1206X226K160CT <text:s/>(22µF 16V REPLACEMENT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320923" calcext:value-type="float">
            <text:p>2320923</text:p>
          </table:table-cell>
          <table:table-cell table:style-name="ce13" office:value-type="currency" office:currency="EUR" office:value="0.202" calcext:value-type="currency">
            <text:p>0,20 €</text:p>
          </table:table-cell>
          <table:table-cell table:style-name="ce13" table:formula="of:=[.E40]*[.B40]" office:value-type="currency" office:currency="EUR" office:value="0.202" calcext:value-type="currency">
            <text:p>0,20 €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18 (REPLACEMENT)</text:p>
          </table:table-cell>
          <table:table-cell table:style-name="ce3" office:value-type="float" office:value="3216" calcext:value-type="float">
            <text:p>3216</text:p>
          </table:table-cell>
          <table:table-cell/>
          <table:table-cell table:style-name="ce1" table:number-columns-repeated="2"/>
          <table:table-cell table:number-columns-repeated="1012"/>
        </table:table-row>
        <table:table-row table:style-name="ro7">
          <table:table-cell table:style-name="ce4" office:value-type="string" calcext:value-type="string">
            <text:p>EEEFP1V331AP <text:s text:c="5"/>(330µF 35V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539515" calcext:value-type="float">
            <text:p>1539515</text:p>
          </table:table-cell>
          <table:table-cell table:style-name="ce13" office:value-type="currency" office:currency="EUR" office:value="1.09" calcext:value-type="currency">
            <text:p>1,09 €</text:p>
          </table:table-cell>
          <table:table-cell table:style-name="ce13" table:formula="of:=[.E41]*[.B41]" office:value-type="currency" office:currency="EUR" office:value="1.09" calcext:value-type="currency">
            <text:p>1,09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16</text:p>
          </table:table-cell>
          <table:table-cell table:style-name="ce3"/>
          <table:table-cell/>
          <table:table-cell table:style-name="ce1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>
            <text:p>Diodes:</text:p>
          </table:table-cell>
          <table:table-cell table:style-name="ce1" table:number-columns-repeated="2"/>
          <table:table-cell table:style-name="ce11"/>
          <table:table-cell table:style-name="ce14"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BYS10-25-E3/TR (shottky diode)</text:p>
          </table:table-cell>
          <table:table-cell table:style-name="ce3" office:value-type="float" office:value="1" calcext:value-type="float">
            <text:p>1</text:p>
          </table:table-cell>
          <table:table-cell table:style-name="Default" office:value-type="string" calcext:value-type="string">
            <text:p>at.farnell.com</text:p>
          </table:table-cell>
          <table:table-cell table:style-name="ce4" office:value-type="float" office:value="1612330" calcext:value-type="float">
            <text:p>1612330</text:p>
          </table:table-cell>
          <table:table-cell table:style-name="ce13" office:value-type="currency" office:currency="EUR" office:value="0.307" calcext:value-type="currency">
            <text:p>0,31 €</text:p>
          </table:table-cell>
          <table:table-cell table:style-name="ce13" table:formula="of:=[.E43]*[.B43]" office:value-type="currency" office:currency="EUR" office:value="0.307" calcext:value-type="currency">
            <text:p>0,31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3</text:p>
          </table:table-cell>
          <table:table-cell table:style-name="ce3"/>
          <table:table-cell/>
          <table:table-cell table:style-name="ce1" table:number-columns-repeated="2"/>
          <table:table-cell table:number-columns-repeated="1012"/>
        </table:table-row>
        <table:table-row table:style-name="ro8">
          <table:table-cell table:style-name="ce3" office:value-type="string" calcext:value-type="string">
            <text:p>BYS10-25-E3/TR (shottky diode REPLACEMENT)</text:p>
          </table:table-cell>
          <table:table-cell table:style-name="ce3" office:value-type="float" office:value="1" calcext:value-type="float">
            <text:p>1</text:p>
          </table:table-cell>
          <table:table-cell table:style-name="Default" office:value-type="string" calcext:value-type="string">
            <text:p>DigiKey.com</text:p>
          </table:table-cell>
          <table:table-cell table:style-name="ce32" office:value-type="string" calcext:value-type="string">
            <text:p>BYS10-25-E3/GICT-ND</text:p>
          </table:table-cell>
          <table:table-cell table:style-name="ce13" office:value-type="currency" office:currency="EUR" office:value="0.36" calcext:value-type="currency">
            <text:p>0,36 €</text:p>
          </table:table-cell>
          <table:table-cell table:style-name="ce13" table:formula="of:=[.E44]*[.B44]" office:value-type="currency" office:currency="EUR" office:value="0.36" calcext:value-type="currency">
            <text:p>0,36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3 (REPLACEMENT)</text:p>
          </table:table-cell>
          <table:table-cell table:style-name="ce3"/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STPS1L30A <text:s text:c="9"/>(shottky diode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9907491" calcext:value-type="float">
            <text:p>9907491</text:p>
          </table:table-cell>
          <table:table-cell table:style-name="ce13" office:value-type="currency" office:currency="EUR" office:value="0.224" calcext:value-type="currency">
            <text:p>0,22 €</text:p>
          </table:table-cell>
          <table:table-cell table:style-name="ce13" table:formula="of:=[.E45]*[.B45]" office:value-type="currency" office:currency="EUR" office:value="0.448" calcext:value-type="currency">
            <text:p>0,45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1,D6</text:p>
          </table:table-cell>
          <table:table-cell table:style-name="ce3"/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VLMC3100-GS08 (LED green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659076" calcext:value-type="float">
            <text:p>1659076</text:p>
          </table:table-cell>
          <table:table-cell table:style-name="ce13" office:value-type="currency" office:currency="EUR" office:value="0.31" calcext:value-type="currency">
            <text:p>0,31 €</text:p>
          </table:table-cell>
          <table:table-cell table:style-name="ce13" table:formula="of:=[.E46]*[.B46]" office:value-type="currency" office:currency="EUR" office:value="0.31" calcext:value-type="currency">
            <text:p>0,31 €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4</text:p>
          </table:table-cell>
          <table:table-cell table:style-name="ce3"/>
          <table:table-cell/>
          <table:table-cell table:style-name="ce1" table:number-columns-repeated="2"/>
          <table:table-cell table:number-columns-repeated="1012"/>
        </table:table-row>
        <table:table-row table:style-name="ro7">
          <table:table-cell table:style-name="ce4" office:value-type="string" calcext:value-type="string">
            <text:p>VLMS30K1L2-GS08 (LED RED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328349" calcext:value-type="float">
            <text:p>1328349</text:p>
          </table:table-cell>
          <table:table-cell table:style-name="ce13" office:value-type="currency" office:currency="EUR" office:value="0.283" calcext:value-type="currency">
            <text:p>0,28 €</text:p>
          </table:table-cell>
          <table:table-cell table:style-name="ce13" table:formula="of:=[.E47]*[.B47]" office:value-type="currency" office:currency="EUR" office:value="0.566" calcext:value-type="currency">
            <text:p>0,57 €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2,D5</text:p>
          </table:table-cell>
          <table:table-cell table:style-name="ce3"/>
          <table:table-cell/>
          <table:table-cell table:style-name="ce1" table:number-columns-repeated="2"/>
          <table:table-cell table:number-columns-repeated="1012"/>
        </table:table-row>
        <table:table-row table:style-name="ro2">
          <table:table-cell table:style-name="ce6" office:value-type="string" calcext:value-type="string">
            <text:p>Connectors:</text:p>
          </table:table-cell>
          <table:table-cell table:style-name="ce1" table:number-columns-repeated="3"/>
          <table:table-cell table:style-name="ce14" table:number-columns-repeated="2"/>
          <table:table-cell table:style-name="ce1" table:number-columns-repeated="3"/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Banana Test Connector 4mm blac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698983" calcext:value-type="float">
            <text:p>1698983</text:p>
          </table:table-cell>
          <table:table-cell table:style-name="ce13" office:value-type="currency" office:currency="EUR" office:value="0.796" calcext:value-type="currency">
            <text:p>0,80 €</text:p>
          </table:table-cell>
          <table:table-cell table:style-name="ce13" table:formula="of:=[.E49]*[.B49]" office:value-type="currency" office:currency="EUR" office:value="0.796" calcext:value-type="currency">
            <text:p>0,80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2</text:p>
          </table:table-cell>
          <table:table-cell table:style-name="ce3"/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Banana Test Connector 4mm re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698982" calcext:value-type="float">
            <text:p>1698982</text:p>
          </table:table-cell>
          <table:table-cell table:style-name="ce13" office:value-type="currency" office:currency="EUR" office:value="1.76" calcext:value-type="currency">
            <text:p>1,76 €</text:p>
          </table:table-cell>
          <table:table-cell table:style-name="ce13" table:formula="of:=[.E50]*[.B50]" office:value-type="currency" office:currency="EUR" office:value="1.76" calcext:value-type="currency">
            <text:p>1,76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1</text:p>
          </table:table-cell>
          <table:table-cell table:style-name="ce3"/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<text:s/>70246-2004 (20 pol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392410" calcext:value-type="float">
            <text:p>1392410</text:p>
          </table:table-cell>
          <table:table-cell table:style-name="ce13" office:value-type="currency" office:currency="EUR" office:value="0.592" calcext:value-type="currency">
            <text:p>0,59 €</text:p>
          </table:table-cell>
          <table:table-cell table:style-name="ce13" table:formula="of:=[.E51]*[.B51]" office:value-type="currency" office:currency="EUR" office:value="0.592" calcext:value-type="currency">
            <text:p>0,59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3</text:p>
          </table:table-cell>
          <table:table-cell table:style-name="ce3"/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10104111-0001LF (micro USB B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2293755" calcext:value-type="float">
            <text:p>2293755</text:p>
          </table:table-cell>
          <table:table-cell table:style-name="ce13" office:value-type="currency" office:currency="EUR" office:value="0.45" calcext:value-type="currency">
            <text:p>0,45 €</text:p>
          </table:table-cell>
          <table:table-cell table:style-name="ce13" table:formula="of:=[.E52]*[.B52]" office:value-type="currency" office:currency="EUR" office:value="0.45" calcext:value-type="currency">
            <text:p>0,45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4</text:p>
          </table:table-cell>
          <table:table-cell table:style-name="ce3"/>
          <table:table-cell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4" office:value-type="string" calcext:value-type="string">
            <text:p>KMR231G LFS <text:s text:c="5"/>(button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t.farnell.com</text:p>
          </table:table-cell>
          <table:table-cell table:style-name="ce4" office:value-type="float" office:value="1437636" calcext:value-type="float">
            <text:p>1437636</text:p>
          </table:table-cell>
          <table:table-cell table:style-name="ce13" office:value-type="currency" office:currency="EUR" office:value="0.171" calcext:value-type="currency">
            <text:p>0,17 €</text:p>
          </table:table-cell>
          <table:table-cell table:style-name="ce13" table:formula="of:=[.E53]*[.B53]" office:value-type="currency" office:currency="EUR" office:value="0.342" calcext:value-type="currency">
            <text:p>0,34 €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W1,SW2</text:p>
          </table:table-cell>
          <table:table-cell table:style-name="ce3"/>
          <table:table-cell/>
          <table:table-cell table:style-name="ce1" table:number-columns-repeated="2"/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15" table:number-columns-repeated="2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umme:</text:p>
          </table:table-cell>
          <table:table-cell table:style-name="ce15" table:formula="of:=SUM([.E3:.E53])" office:value-type="currency" office:currency="EUR" office:value="16.438" calcext:value-type="currency">
            <text:p>16,44 €</text:p>
          </table:table-cell>
          <table:table-cell table:style-name="ce15" table:formula="of:=SUM([.F3:.F53])" office:value-type="currency" office:currency="EUR" office:value="21.234" calcext:value-type="currency">
            <text:p>21,23 €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/>
          <table:table-cell/>
          <table:table-cell table:style-name="ce10"/>
          <table:table-cell table:style-name="ce9"/>
          <table:table-cell table:style-name="ce16" table:number-columns-repeated="2"/>
          <table:table-cell table:number-columns-repeated="101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I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1" svg:font-family="'Liberation Sans1'"/>
    <style:font-face style:name="Liberation Serif" svg:font-family="'Liberation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currency-style style:name="N20107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.00.0000</text:date>, <text:time style:data-style-name="N2" text:time-value="14:13:35.28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creation-date>2017-06-18T13:17:06Z</meta:creation-date>
    <dc:date>2018-02-20T14:52:49.569000000</dc:date>
    <meta:editing-cycles>51</meta:editing-cycles>
    <meta:editing-duration>PT7H22M</meta:editing-duration>
    <meta:document-statistic meta:table-count="1" meta:cell-count="404" meta:object-count="0"/>
  </office:meta>
</office:document-meta>
</file>